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f442" officeooo:paragraph-rsid="001af442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1af442" officeooo:paragraph-rsid="001af442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af442" officeooo:paragraph-rsid="001af4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s Fonctions de l’entreprise</text:p>
      <text:p text:style-name="P2">La fonction Logistique</text:p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5:35:36.870040107</meta:creation-date>
    <dc:date>2022-09-28T15:38:39.045325140</dc:date>
    <meta:editing-duration>PT3M4S</meta:editing-duration>
    <meta:editing-cycles>1</meta:editing-cycles>
    <meta:document-statistic meta:table-count="0" meta:image-count="0" meta:object-count="0" meta:page-count="1" meta:paragraph-count="2" meta:word-count="7" meta:character-count="51" meta:non-whitespace-character-count="46"/>
    <meta:generator>LibreOffice/7.3.6.2$Linux_X86_64 LibreOffice_project/30$Build-2</meta:generator>
  </office:meta>
</office:document-meta>
</file>